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092aa" officeooo:paragraph-rsid="001092aa"/>
    </style:style>
    <style:style style:name="P2" style:family="paragraph" style:parent-style-name="Standard">
      <style:text-properties officeooo:rsid="001092aa" officeooo:paragraph-rsid="0010dc9c"/>
    </style:style>
    <style:style style:name="P3" style:family="paragraph" style:parent-style-name="Standard">
      <style:text-properties officeooo:rsid="001092aa" officeooo:paragraph-rsid="0011cb87"/>
    </style:style>
    <style:style style:name="P4" style:family="paragraph" style:parent-style-name="Standard">
      <style:text-properties officeooo:rsid="0010dc9c" officeooo:paragraph-rsid="0010dc9c"/>
    </style:style>
    <style:style style:name="P5" style:family="paragraph" style:parent-style-name="Table_20_Contents">
      <style:text-properties fo:color="#ce181e"/>
    </style:style>
    <style:style style:name="T1" style:family="text">
      <style:text-properties officeooo:rsid="0010dc9c"/>
    </style:style>
    <style:style style:name="T2" style:family="text">
      <style:text-properties fo:color="#ce181e"/>
    </style:style>
    <style:style style:name="T3" style:family="text">
      <style:text-properties fo:color="#ce181e" officeooo:rsid="0010dc9c"/>
    </style:style>
    <style:style style:name="T4" style:family="text">
      <style:text-properties fo:color="#000000"/>
    </style:style>
    <style:style style:name="T5" style:family="text">
      <style:text-properties fo:color="#000000" officeooo:rsid="0010dc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7 MODIFICADO</text:p>
      <text:p text:style-name="P1">– <text:span text:style-name="T1">PROGRAMA PRINCIPAL</text:span></text:p>
      <text:p text:style-name="P1"/>
      <table:table table:name="Tabla1" table:style-name="Tabla1">
        <table:table-column table:style-name="Tabla1.A"/>
        <table:table-row>
          <table:table-cell table:style-name="Tabla1.A1" office:value-type="string">
            <text:p text:style-name="P5">BEGIN</text:p>
            <text:p text:style-name="P5">PAUMENTASALARIO(100);</text:p>
            <text:p text:style-name="P5">END;</text:p>
          </table:table-cell>
        </table:table-row>
      </table:table>
      <text:p text:style-name="P1"/>
      <text:p text:style-name="P2"/>
      <text:p text:style-name="P2">– <text:span text:style-name="T1">PROCEDIMIENTO </text:span><text:span text:style-name="T3">PAUMENTASALARIO </text:span><text:span text:style-name="T1">QUE <text:s/>QUE RECIBE COMO PARÁMETRO UN N.º DE DEPARTAMENTO, VISUALIZA SUS DATOS LLAMANDO AL PROCEDIMIENTO </text:span></text:p>
      <text:p text:style-name="P3"><text:span text:style-name="T3">VISEMPLE, </text:span><text:span text:style-name="T5">INCREMENTA EL SALARIO DE LOS EMPLEADOS DE DICHO DEPTO LLAMANDO A LA FUNCIÓN </text:span><text:span text:style-name="T3"><text:s/>FACTUALIZA_SAL</text:span></text:p>
      <text:p text:style-name="P4">Y VUELVE A LLAMAR AL PROCEDIMIENTO <text:span text:style-name="T2">VISEMPLE </text:span><text:span text:style-name="T4">PARA VER COMO SE HA MODIFICADO EL SALARIO DE LOS EMPLEADOS.</text:span></text:p>
      <text:p text:style-name="P4"><text:span text:style-name="T4"/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5">create or replace PROCEDURE PAUMENTASALARIO (DEP EMPLE.DEPT_NO%TYPE)</text:p>
            <text:p text:style-name="P5">IS</text:p>
            <text:p text:style-name="P5">RET BOOLEAN;</text:p>
            <text:p text:style-name="P5"/>
            <text:p text:style-name="P5">BEGIN</text:p>
            <text:p text:style-name="P5">PVISEMPLE(DEP);</text:p>
            <text:p text:style-name="P5">RET:=FACTUALIZA_SAL(DEP);</text:p>
            <text:p text:style-name="P5">IF RET THEN</text:p>
            <text:p text:style-name="P5"><text:s text:c="2"/>dbms_output.put_line('LOS SALARIOS DEL DEPTO '||DEP|| ' HAN SIDO ACTUALIZADOS');</text:p>
            <text:p text:style-name="P5"><text:s text:c="3"/>PVISEMPLE(DEP); <text:s/></text:p>
            <text:p text:style-name="P5">ELSE</text:p>
            <text:p text:style-name="P5">dbms_output.put_line('LOS SALARIOS DEL DEPTO '||DEP|| ' NO HAN SIDO ACTUALIZADOS');</text:p>
            <text:p text:style-name="P5">END IF;</text:p>
            <text:p text:style-name="P5">END;</text:p>
          </table:table-cell>
        </table:table-row>
      </table:table>
      <text:p text:style-name="P4"><text:span text:style-name="T4"/></text:p>
      <text:p text:style-name="P4"><text:span text:style-name="T4"/></text:p>
      <text:p text:style-name="P2">– <text:span text:style-name="T1">PROCEDIMIENTO </text:span><text:span text:style-name="T3">PVISEMPLE </text:span><text:span text:style-name="T1">QUE VISUALIZA LOS DATOS DE LOS EMPLEADOS DEL DEPARTAMENTO QUE RECIBE COMO PARÁMETRO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5">create or replace PROCEDURE PVISEMPLE(DEP EMPLE.DEPT_NO%TYPE)</text:p>
            <text:p text:style-name="P5">IS</text:p>
            <text:p text:style-name="P5">CURSOR INFO IS SELECT * FROM EMPLE WHERE DEPT_NO=DEP ORDER BY APELLIDO,NOMBRE;</text:p>
            <text:p text:style-name="P5">VAR EMPLE%ROWTYPE;</text:p>
            <text:p text:style-name="P5">BEGIN</text:p>
            <text:p text:style-name="P5">OPEN INFO;</text:p>
            <text:p text:style-name="P5"/>
            <text:p text:style-name="P5">FETCH INFO INTO VAR; -- LEER PRIMER REGISTRO</text:p>
            <text:p text:style-name="P5">IF INFO%FOUND THEN</text:p>
            <text:p text:style-name="P5"><text:s text:c="3"/>dbms_output.put_line('LOS EMPLEADOS DEL DEPARTAMENTO '||DEP||' SON');</text:p>
            <text:p text:style-name="P5">ELSE</text:p>
            <text:p text:style-name="P5"><text:s text:c="3"/>dbms_output.put_line('NO HAY EMPLEADOS EN EL DEPARTAMENTO '||DEP);</text:p>
            <text:p text:style-name="P5"><text:s text:c="2"/>END IF;</text:p>
            <text:p text:style-name="P5"/>
            <text:p text:style-name="P5">WHILE INFO%FOUND LOOP</text:p>
            <text:p text:style-name="P5">dbms_output.put_line(VAR.APELLIDO||', '||VAR.NOMBRE||' '||VAR.SALARIO);</text:p>
            <text:p text:style-name="P5"><text:soft-page-break/>FETCH INFO INTO VAR; </text:p>
            <text:p text:style-name="P5">END LOOP;</text:p>
            <text:p text:style-name="P5">dbms_output.put_line('SE HAN PROCESADO '||INFO%ROWCOUNT|| 'REGISTROS');</text:p>
            <text:p text:style-name="P5">CLOSE INFO;</text:p>
            <text:p text:style-name="P5">END;</text:p>
          </table:table-cell>
        </table:table-row>
      </table:table>
      <text:p text:style-name="P1"/>
      <text:p text:style-name="P4">FUNCIÓN FACTUALIZA_SAL :</text:p>
      <text:p text:style-name="P1"/>
      <table:table table:name="Tabla3" table:style-name="Tabla3">
        <table:table-column table:style-name="Tabla3.A"/>
        <table:table-row>
          <table:table-cell table:style-name="Tabla3.A1" office:value-type="string">
            <text:p text:style-name="P5">CREATE OR REPLACE</text:p>
            <text:p text:style-name="P5"><text:s text:c="2"/>FUNCTION FACTUALIZA_SAL(</text:p>
            <text:p text:style-name="P5"><text:s text:c="6"/>DEPAR EMPLE.DEPT_NO%TYPE)</text:p>
            <text:p text:style-name="P5"><text:s text:c="4"/>RETURN BOOLEAN</text:p>
            <text:p text:style-name="P5"><text:s text:c="2"/>IS</text:p>
            <text:p text:style-name="P5"><text:s text:c="4"/>RET BOOLEAN :=TRUE;</text:p>
            <text:p text:style-name="P5"><text:s text:c="2"/>BEGIN</text:p>
            <text:p text:style-name="P5"><text:s text:c="4"/>UPDATE EMPLE SET SALARIO=SALARIO*1.1 WHERE DEPT_NO=DEPAR;</text:p>
            <text:p text:style-name="P5"><text:s text:c="4"/>IF SQL%ROWCOUNT = 0 THEN</text:p>
            <text:p text:style-name="P5"><text:s text:c="6"/>RET <text:s text:c="9"/>:=FALSE;</text:p>
            <text:p text:style-name="P5"><text:s text:c="4"/>END IF;</text:p>
            <text:p text:style-name="P5"><text:s text:c="4"/>RETURN RET;</text:p>
            <text:p text:style-name="P5"><text:s text:c="2"/>END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4:27:31.041482384</meta:creation-date>
    <dc:date>2019-04-08T14:41:55.856514575</dc:date>
    <meta:editing-duration>PT14M23S</meta:editing-duration>
    <meta:editing-cycles>5</meta:editing-cycles>
    <meta:generator>LibreOffice/6.0.7.3$Linux_X86_64 LibreOffice_project/00m0$Build-3</meta:generator>
    <meta:document-statistic meta:table-count="4" meta:image-count="0" meta:object-count="0" meta:page-count="2" meta:paragraph-count="55" meta:word-count="219" meta:character-count="1752" meta:non-whitespace-character-count="1513"/>
  </office:meta>
</office:document-meta>
</file>